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nt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ONTO</text:p>
          </table:table-cell>
          <table:table-cell office:value-type="string" table:style-name="ce1">
            <text:p>TARJET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6.8" table:style-name="ce1">
            <text:p>126.8</text:p>
          </table:table-cell>
          <table:table-cell office:value-type="string" table:style-name="ce1">
            <text:p>ORO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6.3" table:style-name="ce1">
            <text:p>456.3</text:p>
          </table:table-cell>
          <table:table-cell office:value-type="string" table:style-name="ce1">
            <text:p>PLAT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ORO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BRONCE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.9" table:style-name="ce1">
            <text:p>25.9</text:p>
          </table:table-cell>
          <table:table-cell office:value-type="string" table:style-name="ce1">
            <text:p>ORO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tarje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TARJETA</text:p>
          </table:table-cell>
          <table:table-cell office:value-type="string" table:style-name="ce1">
            <text:p>IDENTIFICADOR</text:p>
          </table:table-cell>
          <table:table-cell office:value-type="string" table:style-name="ce1">
            <text:p>CATEGO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O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UPRE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A</text:p>
          </table:table-cell>
          <table:table-cell office:value-type="string" table:style-name="ce1">
            <text:p>PLT</text:p>
          </table:table-cell>
          <table:table-cell office:value-type="string" table:style-name="ce1">
            <text:p>SUPRE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ONCE</text:p>
          </table:table-cell>
          <table:table-cell office:value-type="string" table:style-name="ce1">
            <text:p>BRO</text:p>
          </table:table-cell>
          <table:table-cell office:value-type="string" table:style-name="ce1">
            <text:p>MEDIA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27</meta:generator>
    <meta:initial-creator>Jose Miguel Moya Curbelo</meta:initial-creator>
    <dc:creator>Jose Miguel Moya Curbelo</dc:creator>
    <meta:creation-date>2024-03-16T03:19:41Z</meta:creation-date>
    <dc:date>2024-03-16T03:33:57Z</dc:date>
  </office:meta>
</office:document-meta>
</file>